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Find Titanis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span text:style-name="T2">Unlock: thorns</text:span></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glowing crystal <text:s/><text:span text:style-name="T2">Unlock: JetPack</text:span></text:p>
      <text:p text:style-name="P1">7.) Clear Cave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droppable item <text:s text:c="7"/><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 <text:span text:style-name="T2">Unlock: crit damage</text:span></text:p>
      <text:p text:style-name="P5"/>
      <text:p text:style-name="P2">(Temple Ruins)</text:p>
      <text:p text:style-name="P1">11.) Clear the three commando outposts <text:s/>-(commando, turret) <text:s/>(mandatory)</text:p>
      <text:p text:style-name="P5"><text:s text:c="14"/>Main Quest: Clear the three commando outposts of all troops</text:p>
      <text:p text:style-name="P5"><text:tab/>Side Quest: <text:s/>Hack commando mainframe. <text:s/><text:span text:style-name="T2">Unlock: healing effectiveness</text:span></text:p>
      <text:p text:style-name="P1">12.) Destroy the commando weapons cache <text:s/>-(tank) </text:p>
      <text:p text:style-name="P5"><text:tab/>Main Quest: destroy the commando weapon cache</text:p>
      <text:p text:style-name="P5"><text:tab/>Side Quest: <text:s/>destroy oil pipe </text:p>
      <text:p text:style-name="P1">13.) Kill the 3 elite commandos</text:p>
      <text:p text:style-name="P1"><text:s text:c="12"/><text:span text:style-name="T1">Main Quest: <text:s/>Kill the elite commandos</text:span></text:p>
      <text:p text:style-name="P5"><text:tab/>Side Quest: <text:s/>Collect technology off of dead tank </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right click a thing</text:p>
      <text:p text:style-name="P5"/>
      <text:p text:style-name="P1">17.) Kill Boss <text:s text:c="2"/><text:span text:style-name="T2">Final Boss: Vexx</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5-01-11T18:01:46.33</dc:date>
    <meta:editing-duration>P6DT4H19M37S</meta:editing-duration>
    <meta:editing-cycles>133</meta:editing-cycles>
    <meta:generator>OpenOffice.org/3.4.1$Win32 OpenOffice.org_project/341m1$Build-9593</meta:generator>
    <meta:document-statistic meta:table-count="0" meta:image-count="0" meta:object-count="0" meta:page-count="4" meta:paragraph-count="125" meta:word-count="1174" meta:character-count="7585"/>
  </office:meta>
</office:document-meta>
</file>